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Monospace1" svg:font-family="Monospace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1fd264" style:font-size-asian="11pt" style:font-size-complex="11pt"/>
    </style:style>
    <style:style style:name="P2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230150" style:font-size-asian="11pt" style:font-size-complex="11pt"/>
    </style:style>
    <style:style style:name="P3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200622" style:font-size-asian="11pt" style:font-size-complex="11pt"/>
    </style:style>
    <style:style style:name="P4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2b2f27" style:font-size-asian="11pt" style:font-size-complex="11pt"/>
    </style:style>
    <style:style style:name="P5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1fd264" style:font-size-asian="11pt" style:font-size-complex="11pt"/>
    </style:style>
    <style:style style:name="P6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  <style:tab-stop style:position="2.2602in"/>
        </style:tab-stops>
      </style:paragraph-properties>
      <style:text-properties style:font-name="Ubuntu1" fo:font-size="11pt" officeooo:paragraph-rsid="0649976f" style:font-size-asian="11pt" style:font-size-complex="11pt"/>
    </style:style>
    <style:style style:name="P7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rsid="001e0755" officeooo:paragraph-rsid="061fd264" style:font-size-asian="11pt" style:font-size-complex="11pt"/>
    </style:style>
    <style:style style:name="P8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rsid="001e0755" officeooo:paragraph-rsid="062af671" style:font-size-asian="11pt" style:font-size-complex="11pt"/>
    </style:style>
    <style:style style:name="P9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rsid="001e0755" officeooo:paragraph-rsid="062ee3ca" style:font-size-asian="11pt" style:font-size-complex="11pt"/>
    </style:style>
    <style:style style:name="P10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rsid="001e0755" officeooo:paragraph-rsid="062f9628" style:font-size-asian="11pt" style:font-size-complex="11pt"/>
    </style:style>
    <style:style style:name="P11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rsid="001e0755" officeooo:paragraph-rsid="06317b51" style:font-size-asian="11pt" style:font-size-complex="11pt"/>
    </style:style>
    <style:style style:name="P12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fo:font-weight="bold" officeooo:paragraph-rsid="06259a3b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fo:font-weight="bold" officeooo:paragraph-rsid="0623015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fo:font-weight="bold" officeooo:paragraph-rsid="062b2f27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  <style:tab-stop style:position="2.2602in"/>
        </style:tab-stops>
      </style:paragraph-properties>
      <style:text-properties style:font-name="Ubuntu1" fo:font-size="11pt" fo:font-weight="normal" officeooo:paragraph-rsid="0649976f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  <style:tab-stop style:position="2.2602in"/>
        </style:tab-stops>
      </style:paragraph-properties>
      <style:text-properties style:font-name="Ubuntu1" fo:font-size="12pt" officeooo:paragraph-rsid="0649976f" style:font-size-asian="12pt" style:font-size-complex="12pt"/>
    </style:style>
    <style:style style:name="P17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officeooo:paragraph-rsid="061fd264" style:font-size-asian="11pt" style:font-size-complex="11pt"/>
    </style:style>
    <style:style style:name="P18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officeooo:paragraph-rsid="061fd264" style:font-size-asian="11pt" style:font-size-complex="11pt"/>
    </style:style>
    <style:style style:name="P19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officeooo:paragraph-rsid="0626d8d1" style:font-size-asian="11pt" style:font-size-complex="11pt"/>
    </style:style>
    <style:style style:name="P20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officeooo:rsid="001e0755" officeooo:paragraph-rsid="061fd264" style:font-size-asian="11pt" style:font-size-complex="11pt"/>
    </style:style>
    <style:style style:name="P21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officeooo:rsid="0030bf06" officeooo:paragraph-rsid="062af671" style:font-size-asian="11pt" style:font-size-complex="11pt"/>
    </style:style>
    <style:style style:name="P22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55a97c6" officeooo:paragraph-rsid="06259a3b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030bf06" officeooo:paragraph-rsid="062af671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030bf06" officeooo:paragraph-rsid="062ee3ca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030bf06" officeooo:paragraph-rsid="062f9628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630e200" officeooo:paragraph-rsid="0630e200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normal" officeooo:rsid="0649976f" officeooo:paragraph-rsid="0649976f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bold" officeooo:paragraph-rsid="0625c6f1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1" fo:font-size="11pt" fo:font-weight="bold" officeooo:paragraph-rsid="062b2f27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size="11pt" officeooo:paragraph-rsid="0626d8d1" style:font-size-asian="11pt" style:font-size-complex="11pt"/>
    </style:style>
    <style:style style:name="P31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size="11pt" fo:font-weight="bold" officeooo:paragraph-rsid="0626d8d1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size="11pt" fo:font-weight="bold" officeooo:paragraph-rsid="0625c6f1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size="11pt" fo:font-weight="normal" officeooo:paragraph-rsid="062ee3ca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weight="bold" officeooo:paragraph-rsid="0625c6f1" style:font-weight-asian="bold" style:font-weight-complex="bold"/>
    </style:style>
    <style:style style:name="P35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3f7f5f" style:font-name="Ubuntu1" fo:font-size="11pt" officeooo:paragraph-rsid="06230150" style:font-size-asian="11pt" style:font-size-complex="11pt"/>
    </style:style>
    <style:style style:name="P36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3f7f5f" style:font-name="Ubuntu1" fo:font-size="11pt" officeooo:paragraph-rsid="062b2f27" style:font-size-asian="11pt" style:font-size-complex="11pt"/>
    </style:style>
    <style:style style:name="P37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3f7f5f" style:font-name="Ubuntu1" fo:font-size="11pt" officeooo:rsid="061fd264" officeooo:paragraph-rsid="061fd264" style:font-size-asian="11pt" style:font-size-complex="11pt"/>
    </style:style>
    <style:style style:name="P38" style:family="paragraph" style:parent-style-name="Standard" style:master-page-name="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#eeeeee" fo:keep-with-next="always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1" fo:font-size="11pt" officeooo:paragraph-rsid="0625c6f1" style:font-size-asian="11pt" style:font-size-complex="11pt"/>
    </style:style>
    <style:style style:name="P39" style:family="paragraph" style:parent-style-name="_32_._20_Level_20_Indent-first_20_line_20_-_3e_">
      <style:text-properties officeooo:rsid="0637a765" officeooo:paragraph-rsid="0637a765"/>
    </style:style>
    <style:style style:name="P40" style:family="paragraph" style:parent-style-name="_32_._20_Level_20_Indent-first_20_line_20_-_3e_">
      <style:text-properties officeooo:rsid="063c474b" officeooo:paragraph-rsid="063c474b"/>
    </style:style>
    <style:style style:name="P41" style:family="paragraph" style:parent-style-name="_32_._20_Level_20_Indent-first_20_line_20_-_3e_">
      <style:text-properties officeooo:paragraph-rsid="0643d79f"/>
    </style:style>
    <style:style style:name="P42" style:family="paragraph" style:parent-style-name="_32_._20_Level_20_Indent-first_20_line_20_-_3e_">
      <style:text-properties officeooo:rsid="0643d79f" officeooo:paragraph-rsid="0643d79f"/>
    </style:style>
    <style:style style:name="P43" style:family="paragraph" style:parent-style-name="_32_._20_Level_20_Indent-first_20_line_20_-_3e_">
      <style:text-properties officeooo:rsid="0647db6b" officeooo:paragraph-rsid="0647db6b"/>
    </style:style>
    <style:style style:name="P44" style:family="paragraph" style:parent-style-name="_32_._20_Level_20_Indent-first_20_line_20_-_3e_">
      <style:text-properties fo:color="#000000" style:font-name="Monospace" fo:font-size="10pt" officeooo:rsid="063c474b" officeooo:paragraph-rsid="063c474b" style:font-size-asian="10pt"/>
    </style:style>
    <style:style style:name="P45" style:family="paragraph" style:parent-style-name="_32_._20_Level_20_Indent-first_20_line_20_-_3e_">
      <style:text-properties fo:color="#000000" fo:font-weight="normal" officeooo:rsid="0640697a" style:font-weight-asian="normal" style:font-weight-complex="normal"/>
    </style:style>
    <style:style style:name="P46" style:family="paragraph" style:parent-style-name="_32_._20_Level_20_Indent-first_20_line_20_-_3e_">
      <style:text-properties fo:color="#000000" fo:font-weight="normal" officeooo:rsid="0646de40" officeooo:paragraph-rsid="0646de40" style:font-weight-asian="normal" style:font-weight-complex="normal"/>
    </style:style>
    <style:style style:name="P47" style:family="paragraph" style:parent-style-name="_32_._20_Level_20_Indent-first_20_line_20_-_3e_">
      <style:text-properties fo:font-weight="normal" officeooo:rsid="064ce83b" officeooo:paragraph-rsid="064ce83b" style:font-weight-asian="normal" style:font-weight-complex="normal"/>
    </style:style>
    <style:style style:name="P48" style:family="paragraph" style:parent-style-name="_32_._20_Level_20_Indent-first_20_line_20_-_3e_">
      <style:text-properties officeooo:rsid="06501ff2" officeooo:paragraph-rsid="06501ff2"/>
    </style:style>
    <style:style style:name="P49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.1252in" style:auto-text-indent="false" fo:background-color="transparent" style:shadow="none">
        <style:tab-stops/>
      </style:paragraph-properties>
    </style:style>
    <style:style style:name="P50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64b94ab" officeooo:paragraph-rsid="064b94ab"/>
    </style:style>
    <style:style style:name="P51" style:family="paragraph" style:parent-style-name="Console">
      <style:text-properties fo:font-weight="bold" style:font-weight-asian="bold" style:font-weight-complex="bold"/>
    </style:style>
    <style:style style:name="P52" style:family="paragraph" style:parent-style-name="Console">
      <style:text-properties style:font-name="Ubuntu1" fo:font-size="12pt" style:font-size-asian="12pt" style:font-size-complex="12pt"/>
    </style:style>
    <style:style style:name="P53" style:family="paragraph" style:parent-style-name="Console">
      <style:text-properties style:font-name="Ubuntu1" fo:font-size="12pt" officeooo:paragraph-rsid="0632da71" style:font-size-asian="12pt" style:font-size-complex="12pt"/>
    </style:style>
    <style:style style:name="P54" style:family="paragraph" style:parent-style-name="Console">
      <style:text-properties style:font-name="Ubuntu1" fo:font-size="12pt" officeooo:paragraph-rsid="0634a555" style:font-size-asian="12pt" style:font-size-complex="12pt"/>
    </style:style>
    <style:style style:name="P55" style:family="paragraph" style:parent-style-name="Console">
      <style:text-properties style:font-name="Ubuntu1" fo:font-size="12pt" fo:font-weight="bold" style:font-size-asian="12pt" style:font-weight-asian="bold" style:font-size-complex="12pt" style:font-weight-complex="bold"/>
    </style:style>
    <style:style style:name="P56" style:family="paragraph" style:parent-style-name="Console">
      <style:text-properties officeooo:paragraph-rsid="0634a555"/>
    </style:style>
    <style:style style:name="P57" style:family="paragraph" style:parent-style-name="Console">
      <style:text-properties fo:color="#000000"/>
    </style:style>
    <style:style style:name="P58" style:family="paragraph" style:parent-style-name="Console">
      <style:text-properties fo:color="#000000" style:font-name="Ubuntu1" fo:font-size="12pt" style:font-size-asian="12pt" style:font-size-complex="12pt"/>
    </style:style>
    <style:style style:name="P59" style:family="paragraph" style:parent-style-name="Console">
      <style:text-properties fo:color="#3f7f5f"/>
    </style:style>
    <style:style style:name="P60" style:family="paragraph" style:parent-style-name="Console">
      <style:text-properties fo:color="#3f7f5f" officeooo:paragraph-rsid="0640697a"/>
    </style:style>
    <style:style style:name="P61" style:family="paragraph" style:parent-style-name="Standard">
      <style:paragraph-properties fo:margin-left="0.398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Arial" fo:font-size="9pt" officeooo:rsid="001e0755" officeooo:paragraph-rsid="0634a555" style:font-size-asian="9pt" style:font-size-complex="9pt"/>
    </style:style>
    <style:style style:name="P62" style:family="paragraph" style:parent-style-name="Standard">
      <style:paragraph-properties fo:margin-left="0.4335in" fo:margin-right="0in" fo:text-indent="-0.0783in" style:auto-text-indent="false"/>
      <style:text-properties style:font-name="Liberation Serif" officeooo:rsid="00332fb0" officeooo:paragraph-rsid="0635d024"/>
    </style:style>
    <style:style style:name="P63" style:family="paragraph" style:parent-style-name="_32_._20_Level_20_Subtitle">
      <style:text-properties officeooo:rsid="0631f767" officeooo:paragraph-rsid="0631f767"/>
    </style:style>
    <style:style style:name="P64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6366bfa" officeooo:paragraph-rsid="06366bfa"/>
    </style:style>
    <style:style style:name="P65" style:family="paragraph" style:parent-style-name="_32_._20_Level_20_Subtitle" style:list-style-name="Sajat_20_szamozas">
      <style:text-properties officeooo:rsid="06366bfa" officeooo:paragraph-rsid="064c6cba"/>
    </style:style>
    <style:style style:name="P66" style:family="paragraph" style:parent-style-name="_32_._20_Level_20_Subtitle" style:list-style-name="Sajat_20_szamozas">
      <style:text-properties officeooo:rsid="06366bfa" officeooo:paragraph-rsid="064e299c"/>
    </style:style>
    <style:style style:name="P67" style:family="paragraph" style:parent-style-name="_32_._20_Level_20_Subtitle">
      <style:paragraph-properties fo:break-before="page"/>
      <style:text-properties officeooo:rsid="064c6cba" officeooo:paragraph-rsid="064c6cba"/>
    </style:style>
    <style:style style:name="P68" style:family="paragraph" style:parent-style-name="Console">
      <style:text-properties fo:color="#c0c0c0" style:font-name="Monospace" fo:font-size="10pt" fo:font-weight="normal" fo:background-color="transparent" style:font-size-asian="10pt"/>
    </style:style>
    <style:style style:name="P69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font-size="11pt" officeooo:paragraph-rsid="06230891" style:font-size-asian="11pt" style:font-size-complex="11pt"/>
    </style:style>
    <style:style style:name="P70" style:family="paragraph" style:parent-style-name="_32_._20_Level_20_Indent-first_20_line_20_-_3e_">
      <style:text-properties fo:color="#000000" fo:font-weight="normal" officeooo:rsid="0647db6b" officeooo:paragraph-rsid="0647db6b" style:font-weight-asian="normal" style:font-weight-complex="normal"/>
    </style:style>
    <style:style style:name="P71" style:family="paragraph" style:parent-style-name="_32_._20_Level_20_Indent-first_20_line_20_-_3e_">
      <style:text-properties fo:color="#000000" fo:font-weight="normal" officeooo:rsid="06501ff2" officeooo:paragraph-rsid="06501ff2" style:font-weight-asian="normal" style:font-weight-complex="normal"/>
    </style:style>
    <style:style style:name="P72" style:family="paragraph" style:parent-style-name="_32_._20_Level_20_Indent-first_20_line_20_-_3e_" style:list-style-name="L1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</style:style>
    <style:style style:name="P73" style:family="paragraph" style:parent-style-name="_32_._20_Level_20_Indent-first_20_line_20_-_3e_" style:list-style-name="L1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.1252in" style:auto-text-indent="false" fo:background-color="transparent" style:shadow="none">
        <style:tab-stops/>
      </style:paragraph-properties>
    </style:style>
    <style:style style:name="P74" style:family="paragraph" style:parent-style-name="Main_20_title" style:master-page-name="Standard">
      <style:paragraph-properties fo:margin-top="0in" fo:margin-bottom="0.1402in" loext:contextual-spacing="false" style:page-number="auto"/>
      <style:text-properties officeooo:rsid="05f63e9e" officeooo:paragraph-rsid="05f57899"/>
    </style:style>
    <style:style style:name="P75" style:family="paragraph" style:parent-style-name="_33_._20_Level_20_Subtitle">
      <style:text-properties officeooo:rsid="0631f767" officeooo:paragraph-rsid="0631f767"/>
    </style:style>
    <style:style style:name="P76" style:family="paragraph" style:parent-style-name="_33_._20_Level_20_Subtitle">
      <style:text-properties officeooo:rsid="0631f767" officeooo:paragraph-rsid="06349d04"/>
    </style:style>
    <style:style style:name="P77" style:family="paragraph" style:parent-style-name="_33_._20_Level_20_Subtitle">
      <style:text-properties officeooo:rsid="0631f767" officeooo:paragraph-rsid="0635d024"/>
    </style:style>
    <style:style style:name="T1" style:family="text">
      <style:text-properties fo:color="#000000"/>
    </style:style>
    <style:style style:name="T2" style:family="text">
      <style:text-properties fo:color="#000000" style:font-name="Ubuntu1"/>
    </style:style>
    <style:style style:name="T3" style:family="text">
      <style:text-properties fo:color="#000000" style:font-name="Ubuntu1" style:text-underline-style="none"/>
    </style:style>
    <style:style style:name="T4" style:family="text">
      <style:text-properties fo:color="#000000" style:font-name="Ubuntu1" fo:font-size="11pt" style:font-size-asian="11pt" style:font-size-complex="11pt"/>
    </style:style>
    <style:style style:name="T5" style:family="text">
      <style:text-properties fo:color="#000000" style:font-name="Ubuntu1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Ubuntu1" fo:font-size="11pt" fo:font-weight="normal" officeooo:rsid="06564a81" style:font-size-asian="11pt" style:font-weight-asian="normal" style:font-size-complex="11pt" style:font-weight-complex="normal"/>
    </style:style>
    <style:style style:name="T7" style:family="text">
      <style:text-properties fo:color="#000000" style:font-name="Ubuntu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Ubuntu1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style:font-name="Ubuntu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officeooo:rsid="001f269a"/>
    </style:style>
    <style:style style:name="T12" style:family="text">
      <style:text-properties fo:color="#000000" officeooo:rsid="001e0755"/>
    </style:style>
    <style:style style:name="T13" style:family="text">
      <style:text-properties fo:color="#000000" officeooo:rsid="0027a618"/>
    </style:style>
    <style:style style:name="T14" style:family="text">
      <style:text-properties fo:color="#000000" officeooo:rsid="055a97c6"/>
    </style:style>
    <style:style style:name="T15" style:family="text">
      <style:text-properties fo:color="#000000" officeooo:rsid="0030bf06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size="12pt" fo:font-weight="bold" officeooo:rsid="0640697a" style:font-size-asian="12pt" style:font-weight-asian="bold" style:font-size-complex="12pt" style:font-weight-complex="bold"/>
    </style:style>
    <style:style style:name="T2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000000" fo:font-size="10pt" fo:font-weight="normal" officeooo:rsid="0640697a" style:font-size-asian="10pt" style:font-weight-asian="normal" style:font-size-complex="10pt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640697a" style:font-weight-asian="normal" style:font-weight-complex="normal"/>
    </style:style>
    <style:style style:name="T26" style:family="text">
      <style:text-properties fo:color="#000000" fo:font-weight="normal" officeooo:rsid="064301f5" style:font-weight-asian="normal" style:font-weight-complex="normal"/>
    </style:style>
    <style:style style:name="T27" style:family="text">
      <style:text-properties fo:color="#000000" fo:font-weight="normal" officeooo:rsid="064367a7" style:font-weight-asian="normal" style:font-weight-complex="normal"/>
    </style:style>
    <style:style style:name="T28" style:family="text">
      <style:text-properties fo:color="#000000" fo:font-weight="normal" officeooo:rsid="0643d79f" style:font-weight-asian="normal" style:font-weight-complex="normal"/>
    </style:style>
    <style:style style:name="T29" style:family="text">
      <style:text-properties fo:color="#000000" fo:font-weight="normal" officeooo:rsid="0644e2e5" style:font-weight-asian="normal" style:font-weight-complex="normal"/>
    </style:style>
    <style:style style:name="T30" style:family="text">
      <style:text-properties fo:color="#000000" fo:font-weight="normal" officeooo:rsid="0646de40" style:font-weight-asian="normal" style:font-weight-complex="normal"/>
    </style:style>
    <style:style style:name="T31" style:family="text">
      <style:text-properties fo:color="#000000" fo:font-weight="normal" officeooo:rsid="0647db6b" style:font-weight-asian="normal" style:font-weight-complex="normal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weight="bold" officeooo:rsid="0640697a" style:font-weight-asian="bold" style:font-weight-complex="bold"/>
    </style:style>
    <style:style style:name="T34" style:family="text">
      <style:text-properties fo:color="#000000" fo:font-weight="bold" officeooo:rsid="064367a7" style:font-weight-asian="bold" style:font-weight-complex="bold"/>
    </style:style>
    <style:style style:name="T35" style:family="text">
      <style:text-properties fo:color="#000000" fo:font-weight="bold" officeooo:rsid="0644e2e5" style:font-weight-asian="bold" style:font-weight-complex="bold"/>
    </style:style>
    <style:style style:name="T36" style:family="text">
      <style:text-properties fo:color="#000000" fo:font-weight="bold" officeooo:rsid="0646de40" style:font-weight-asian="bold" style:font-weight-complex="bold"/>
    </style:style>
    <style:style style:name="T37" style:family="text">
      <style:text-properties fo:color="#000000" fo:font-weight="bold" officeooo:rsid="0030bf06" style:font-weight-asian="bold" style:font-weight-complex="bold"/>
    </style:style>
    <style:style style:name="T38" style:family="text">
      <style:text-properties fo:color="#000000" fo:background-color="transparent" loext:char-shading-value="0"/>
    </style:style>
    <style:style style:name="T39" style:family="text">
      <style:text-properties fo:color="#000000" officeooo:rsid="0655b232"/>
    </style:style>
    <style:style style:name="T40" style:family="text">
      <style:text-properties fo:color="#3f7f5f"/>
    </style:style>
    <style:style style:name="T41" style:family="text">
      <style:text-properties fo:color="#3f7f5f" officeooo:rsid="001f269a"/>
    </style:style>
    <style:style style:name="T42" style:family="text">
      <style:text-properties fo:color="#3f7f5f" officeooo:rsid="0020a152"/>
    </style:style>
    <style:style style:name="T43" style:family="text">
      <style:text-properties fo:color="#3f7f5f" officeooo:rsid="0021525b"/>
    </style:style>
    <style:style style:name="T44" style:family="text">
      <style:text-properties fo:color="#3f7f5f" officeooo:rsid="0021a3bd"/>
    </style:style>
    <style:style style:name="T45" style:family="text">
      <style:text-properties fo:color="#3f7f5f" officeooo:rsid="0026247b"/>
    </style:style>
    <style:style style:name="T46" style:family="text">
      <style:text-properties fo:color="#3f7f5f" officeooo:rsid="0027a618"/>
    </style:style>
    <style:style style:name="T47" style:family="text">
      <style:text-properties fo:color="#3f7f5f" officeooo:rsid="061fd264"/>
    </style:style>
    <style:style style:name="T48" style:family="text">
      <style:text-properties fo:color="#3f7f5f" officeooo:rsid="06200622"/>
    </style:style>
    <style:style style:name="T49" style:family="text">
      <style:text-properties fo:color="#3f7f5f" officeooo:rsid="06230150"/>
    </style:style>
    <style:style style:name="T50" style:family="text">
      <style:text-properties fo:color="#3f7f5f" officeooo:rsid="06259a3b"/>
    </style:style>
    <style:style style:name="T51" style:family="text">
      <style:text-properties fo:color="#3f7f5f" officeooo:rsid="0626d8d1"/>
    </style:style>
    <style:style style:name="T52" style:family="text">
      <style:text-properties fo:color="#3f7f5f" style:font-name="Ubuntu1"/>
    </style:style>
    <style:style style:name="T53" style:family="text">
      <style:text-properties fo:color="#3f7f5f" style:font-name="Ubuntu1" officeooo:rsid="06230891"/>
    </style:style>
    <style:style style:name="T54" style:family="text">
      <style:text-properties fo:color="#3f7f5f" style:font-name="Ubuntu1" fo:font-weight="bold" style:font-weight-asian="bold" style:font-weight-complex="bold"/>
    </style:style>
    <style:style style:name="T55" style:family="text">
      <style:text-properties fo:color="#3f7f5f" style:font-name="Ubuntu1" fo:font-weight="bold" officeooo:rsid="001f269a" style:font-weight-asian="bold" style:font-weight-complex="bold"/>
    </style:style>
    <style:style style:name="T56" style:family="text">
      <style:text-properties fo:color="#3f7f5f" style:font-name="Ubuntu1" fo:font-weight="bold" officeooo:rsid="0626d8d1" style:font-weight-asian="bold" style:font-weight-complex="bold"/>
    </style:style>
    <style:style style:name="T57" style:family="text">
      <style:text-properties fo:color="#3f7f5f" style:font-name="Ubuntu1" fo:font-size="12pt" style:font-size-asian="12pt" style:font-size-complex="12pt"/>
    </style:style>
    <style:style style:name="T58" style:family="text">
      <style:text-properties fo:color="#3f7f5f" officeooo:rsid="001e0755"/>
    </style:style>
    <style:style style:name="T59" style:family="text">
      <style:text-properties fo:color="#3f7f5f" fo:font-weight="bold" officeooo:rsid="061fd264" style:font-weight-asian="bold" style:font-weight-complex="bold"/>
    </style:style>
    <style:style style:name="T60" style:family="text">
      <style:text-properties fo:color="#3f7f5f" fo:font-weight="bold" officeooo:rsid="001e0755" style:font-weight-asian="bold" style:font-weight-complex="bold"/>
    </style:style>
    <style:style style:name="T61" style:family="text">
      <style:text-properties fo:color="#3f7f5f" fo:font-weight="bold" officeooo:rsid="06259a3b" style:font-weight-asian="bold" style:font-weight-complex="bold"/>
    </style:style>
    <style:style style:name="T62" style:family="text">
      <style:text-properties fo:color="#3f7f5f" fo:font-weight="bold" officeooo:rsid="0625c6f1" style:font-weight-asian="bold" style:font-weight-complex="bold"/>
    </style:style>
    <style:style style:name="T63" style:family="text">
      <style:text-properties fo:color="#3f7f5f" fo:font-weight="normal" style:font-weight-asian="normal" style:font-weight-complex="normal"/>
    </style:style>
    <style:style style:name="T64" style:family="text">
      <style:text-properties fo:color="#3f7f5f" fo:font-weight="normal" officeooo:rsid="062af671" style:font-weight-asian="normal" style:font-weight-complex="normal"/>
    </style:style>
    <style:style style:name="T65" style:family="text">
      <style:text-properties fo:color="#3f7f5f" fo:font-weight="normal" officeooo:rsid="062ee3ca" style:font-weight-asian="normal" style:font-weight-complex="normal"/>
    </style:style>
    <style:style style:name="T66" style:family="text">
      <style:text-properties fo:color="#3f7f5f" fo:font-weight="normal" officeooo:rsid="062f9628" style:font-weight-asian="normal" style:font-weight-complex="normal"/>
    </style:style>
    <style:style style:name="T67" style:family="text">
      <style:text-properties fo:color="#3f7f5f" fo:font-weight="normal" officeooo:rsid="0630e200" style:font-weight-asian="normal" style:font-weight-complex="normal"/>
    </style:style>
    <style:style style:name="T68" style:family="text">
      <style:text-properties fo:color="#3f7f5f" fo:font-weight="normal" officeooo:rsid="06315484" style:font-weight-asian="normal" style:font-weight-complex="normal"/>
    </style:style>
    <style:style style:name="T69" style:family="text">
      <style:text-properties fo:color="#3f7f5f" officeooo:rsid="063c474b"/>
    </style:style>
    <style:style style:name="T70" style:family="text">
      <style:text-properties fo:color="#3f7f5f" officeooo:rsid="0649976f"/>
    </style:style>
    <style:style style:name="T71" style:family="text">
      <style:text-properties fo:color="#6a3e3e"/>
    </style:style>
    <style:style style:name="T72" style:family="text">
      <style:text-properties fo:color="#6a3e3e" style:font-name="Ubuntu1"/>
    </style:style>
    <style:style style:name="T73" style:family="text">
      <style:text-properties fo:color="#6a3e3e" style:font-name="Ubuntu1" fo:font-size="11pt" style:font-size-asian="11pt" style:font-size-complex="11pt"/>
    </style:style>
    <style:style style:name="T74" style:family="text">
      <style:text-properties fo:color="#6a3e3e" style:font-name="Ubuntu1" fo:font-size="12pt" fo:font-weight="normal" officeooo:rsid="001f269a" style:font-size-asian="12pt" style:font-weight-asian="normal" style:font-size-complex="12pt" style:font-weight-complex="normal"/>
    </style:style>
    <style:style style:name="T75" style:family="text">
      <style:text-properties fo:color="#6a3e3e" style:font-name="Ubuntu1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color="#6a3e3e" style:font-name="Ubuntu1" fo:font-size="12pt" fo:font-weight="bold" style:font-size-asian="12pt" style:font-weight-asian="bold" style:font-size-complex="12pt" style:font-weight-complex="bold"/>
    </style:style>
    <style:style style:name="T77" style:family="text">
      <style:text-properties fo:color="#6a3e3e" officeooo:rsid="055a97c6"/>
    </style:style>
    <style:style style:name="T78" style:family="text">
      <style:text-properties fo:color="#6a3e3e" fo:font-size="10pt" fo:font-weight="normal" officeooo:rsid="0640697a" style:font-size-asian="10pt" style:font-weight-asian="normal" style:font-size-complex="10pt" style:font-weight-complex="normal"/>
    </style:style>
    <style:style style:name="T79" style:family="text">
      <style:text-properties fo:color="#6a3e3e" fo:font-weight="normal" officeooo:rsid="001f269a" style:font-weight-asian="normal" style:font-weight-complex="normal"/>
    </style:style>
    <style:style style:name="T80" style:family="text">
      <style:text-properties fo:color="#6a3e3e" fo:font-size="12pt" fo:font-weight="bold" officeooo:rsid="0640697a" style:font-size-asian="12pt" style:font-weight-asian="bold" style:font-size-complex="12pt" style:font-weight-complex="bold"/>
    </style:style>
    <style:style style:name="T81" style:family="text">
      <style:text-properties fo:color="#6a3e3e" fo:font-weight="bold" officeooo:rsid="0030bf06" style:font-weight-asian="bold" style:font-weight-complex="bold"/>
    </style:style>
    <style:style style:name="T82" style:family="text">
      <style:text-properties fo:color="#6a3e3e" fo:background-color="transparent" loext:char-shading-value="0"/>
    </style:style>
    <style:style style:name="T83" style:family="text">
      <style:text-properties fo:color="#7f0055"/>
    </style:style>
    <style:style style:name="T84" style:family="text">
      <style:text-properties fo:color="#7f0055" fo:font-weight="bold" style:font-weight-asian="bold"/>
    </style:style>
    <style:style style:name="T85" style:family="text">
      <style:text-properties fo:color="#7f0055" fo:font-weight="bold" officeooo:rsid="001e0755" style:font-weight-asian="bold"/>
    </style:style>
    <style:style style:name="T86" style:family="text">
      <style:text-properties fo:color="#7f0055" fo:font-weight="bold" officeooo:rsid="003182f1" style:font-weight-asian="bold"/>
    </style:style>
    <style:style style:name="T87" style:family="text">
      <style:text-properties fo:color="#7f0055" fo:font-weight="bold" officeooo:rsid="0030bf06" style:font-weight-asian="bold"/>
    </style:style>
    <style:style style:name="T88" style:family="text">
      <style:text-properties fo:color="#7f0055" fo:font-weight="bold" officeooo:rsid="0655b232" style:font-weight-asian="bold"/>
    </style:style>
    <style:style style:name="T89" style:family="text">
      <style:text-properties fo:color="#7f0055" style:font-name="Ubuntu1"/>
    </style:style>
    <style:style style:name="T90" style:family="text">
      <style:text-properties fo:color="#0000c0"/>
    </style:style>
    <style:style style:name="T91" style:family="text">
      <style:text-properties fo:color="#0000c0" fo:font-style="italic" style:font-style-asian="italic"/>
    </style:style>
    <style:style style:name="T92" style:family="text">
      <style:text-properties fo:color="#0000c0" fo:font-style="italic" officeooo:rsid="001e0755" style:font-style-asian="italic"/>
    </style:style>
    <style:style style:name="T93" style:family="text">
      <style:text-properties fo:color="#0000c0" fo:font-style="italic" fo:font-weight="normal" style:font-style-asian="italic" style:font-weight-asian="normal" style:font-weight-complex="normal"/>
    </style:style>
    <style:style style:name="T94" style:family="text">
      <style:text-properties fo:color="#0000c0" fo:font-style="italic" fo:font-weight="bold" style:font-style-asian="italic" style:font-weight-asian="bold"/>
    </style:style>
    <style:style style:name="T95" style:family="text">
      <style:text-properties fo:color="#0000c0" fo:font-style="italic" fo:font-weight="bold" style:font-style-asian="italic" style:font-weight-asian="bold" style:font-weight-complex="bold"/>
    </style:style>
    <style:style style:name="T96" style:family="text">
      <style:text-properties fo:color="#0000c0" fo:font-style="italic" fo:font-weight="bold" fo:background-color="#eeeeee" loext:char-shading-value="0" style:font-style-asian="italic" style:font-weight-asian="bold" style:font-weight-complex="bold"/>
    </style:style>
    <style:style style:name="T97" style:family="text">
      <style:text-properties fo:color="#0000c0" fo:font-style="italic" fo:background-color="#eeeeee" loext:char-shading-value="0" style:font-style-asian="italic"/>
    </style:style>
    <style:style style:name="T98" style:family="text">
      <style:text-properties fo:color="#0000c0" fo:font-style="italic" fo:background-color="transparent" loext:char-shading-value="0" style:font-style-asian="italic"/>
    </style:style>
    <style:style style:name="T99" style:family="text">
      <style:text-properties fo:color="#0000c0" style:font-name="Ubuntu1" fo:font-style="italic" style:font-style-asian="italic"/>
    </style:style>
    <style:style style:name="T100" style:family="text">
      <style:text-properties fo:color="#0000c0" style:font-name="Ubuntu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01" style:family="text">
      <style:text-properties fo:color="#0000c0" style:font-name="Ubuntu1" fo:font-size="12pt" fo:font-style="italic" fo:font-weight="bold" fo:background-color="transparent" loext:char-shading-value="0" style:font-size-asian="12pt" style:font-style-asian="italic" style:font-weight-asian="bold" style:font-size-complex="12pt" style:font-weight-complex="bold"/>
    </style:style>
    <style:style style:name="T102" style:family="text">
      <style:text-properties fo:color="#0000c0" style:font-name="Ubuntu1" fo:font-size="11pt" fo:font-style="italic" fo:font-weight="normal" style:font-size-asian="11pt" style:font-style-asian="italic" style:font-weight-asian="normal" style:font-size-complex="11pt" style:font-weight-complex="normal"/>
    </style:style>
    <style:style style:name="T103" style:family="text">
      <style:text-properties fo:color="#0000c0" fo:font-size="10pt" fo:font-style="italic" fo:font-weight="bold" style:font-size-asian="10pt" style:font-style-asian="italic" style:font-weight-asian="bold" style:font-size-complex="10pt" style:font-weight-complex="bold"/>
    </style:style>
    <style:style style:name="T104" style:family="text">
      <style:text-properties fo:color="#0000c0" fo:font-size="10pt" fo:font-style="italic" fo:font-weight="bold" fo:background-color="transparent" loext:char-shading-value="0" style:font-size-asian="10pt" style:font-style-asian="italic" style:font-weight-asian="bold" style:font-size-complex="10pt" style:font-weight-complex="bold"/>
    </style:style>
    <style:style style:name="T105" style:family="text">
      <style:text-properties fo:color="#2a00ff"/>
    </style:style>
    <style:style style:name="T106" style:family="text">
      <style:text-properties fo:color="#2a00ff" style:font-name="Ubuntu1"/>
    </style:style>
    <style:style style:name="T107" style:family="text">
      <style:text-properties fo:color="#2a00ff" style:font-name="Ubuntu1" officeooo:rsid="062ee3ca"/>
    </style:style>
    <style:style style:name="T108" style:family="text">
      <style:text-properties fo:color="#2a00ff" style:font-name="Ubuntu1" fo:font-size="12pt" fo:font-weight="bold" style:font-size-asian="12pt" style:font-weight-asian="bold" style:font-size-complex="12pt" style:font-weight-complex="bold"/>
    </style:style>
    <style:style style:name="T109" style:family="text">
      <style:text-properties fo:color="#2a00ff" officeooo:rsid="055a97c6"/>
    </style:style>
    <style:style style:name="T110" style:family="text">
      <style:text-properties fo:color="#2a00ff" officeooo:rsid="0030bf06"/>
    </style:style>
    <style:style style:name="T111" style:family="text">
      <style:text-properties fo:color="#2a00ff" fo:font-size="10pt" fo:font-weight="normal" officeooo:rsid="0640697a" style:font-size-asian="10pt" style:font-weight-asian="normal" style:font-size-complex="10pt" style:font-weight-complex="normal"/>
    </style:style>
    <style:style style:name="T112" style:family="text">
      <style:text-properties fo:color="#2a00ff" fo:font-size="10pt" fo:font-weight="normal" officeooo:rsid="063c474b" style:font-size-asian="10pt" style:font-weight-asian="normal" style:font-size-complex="10pt" style:font-weight-complex="normal"/>
    </style:style>
    <style:style style:name="T113" style:family="text">
      <style:text-properties fo:color="#2a00ff" officeooo:rsid="063c474b"/>
    </style:style>
    <style:style style:name="T114" style:family="text">
      <style:text-properties fo:color="#2a00ff" fo:font-weight="bold" officeooo:rsid="0030bf06" style:font-weight-asian="bold" style:font-weight-complex="bold"/>
    </style:style>
    <style:style style:name="T115" style:family="text">
      <style:text-properties fo:color="#2a00ff" fo:font-weight="bold" officeooo:rsid="063c474b" style:font-weight-asian="bold" style:font-weight-complex="bold"/>
    </style:style>
    <style:style style:name="T116" style:family="text">
      <style:text-properties fo:color="#31363b" style:font-name="Ubuntu1" style:text-underline-style="none"/>
    </style:style>
    <style:style style:name="T117" style:family="text">
      <style:text-properties officeooo:rsid="00363a28"/>
    </style:style>
    <style:style style:name="T118" style:family="text">
      <style:text-properties officeooo:rsid="002b464c"/>
    </style:style>
    <style:style style:name="T119" style:family="text">
      <style:text-properties officeooo:rsid="06349d04"/>
    </style:style>
    <style:style style:name="T120" style:family="text">
      <style:text-properties officeooo:rsid="0038f046"/>
    </style:style>
    <style:style style:name="T121" style:family="text">
      <style:text-properties officeooo:rsid="0635d024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officeooo:rsid="064e299c"/>
    </style:style>
    <style:style style:name="T124" style:family="text">
      <style:text-properties officeooo:rsid="065390af"/>
    </style:style>
    <style:style style:name="T125" style:family="text">
      <style:text-properties fo:font-size="20pt" fo:background-color="transparent" loext:char-shading-value="0" style:font-size-asian="20pt" style:font-size-complex="20pt"/>
    </style:style>
    <style:style style:name="T126" style:family="text">
      <style:text-properties fo:font-size="20pt" officeooo:rsid="065390af" fo:background-color="transparent" loext:char-shading-value="0" style:font-size-asian="20pt" style:font-size-complex="20pt"/>
    </style:style>
    <style:style style:name="T127" style:family="text">
      <style:text-properties fo:color="#0000ff" style:font-name="Monospace1" fo:font-size="10pt" fo:font-weight="normal" officeooo:rsid="06564a81" style:font-size-asian="10pt" style:font-weight-asian="normal" style:font-size-complex="11pt" style:font-weight-complex="normal"/>
    </style:style>
    <style:style style:name="T128" style:family="text">
      <style:text-properties fo:color="#0000ff" style:font-name="Monospace" fo:font-size="10pt" style:font-size-asian="10pt"/>
    </style:style>
    <style:style style:name="T129" style:family="text">
      <style:text-properties fo:color="#00aa00" style:font-name="Monospace" fo:font-size="10pt" fo:font-style="italic" style:font-size-asian="10pt" style:font-style-asian="italic"/>
    </style:style>
    <style:style style:name="T130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31" style:family="text">
      <style:text-properties fo:color="#c0c0c0" style:font-name="Monospace" fo:font-size="10pt" style:font-size-asian="10pt"/>
    </style:style>
    <style:style style:name="T132" style:family="text">
      <style:text-properties fo:color="#c0c0c0" style:font-name="Monospace" fo:font-size="10pt" style:text-underline-style="solid" style:text-underline-width="auto" style:text-underline-color="font-color" style:font-size-asian="10pt"/>
    </style:style>
    <style:style style:name="T133" style:family="text">
      <style:text-properties fo:color="#c0c0c0" style:font-name="Monospace" fo:font-size="10pt" fo:font-weight="normal" fo:background-color="transparent" loext:char-shading-value="0" style:font-size-asian="10pt"/>
    </style:style>
    <style:style style:name="T134" style:family="text">
      <style:text-properties fo:color="#800000" style:font-name="Monospace" fo:font-size="10pt" style:font-size-asian="10pt"/>
    </style:style>
    <style:style style:name="T13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125">Selenium </text:span><text:span text:style-name="T126">Python </text:span><text:span text:style-name="T125">solutions</text:span></text:p>
      <text:p text:style-name="Console"><text:span text:style-name="T127">from</text:span><text:span text:style-name="T16"> selenium </text:span><text:span text:style-name="T128">import</text:span><text:span text:style-name="T16"> webdriver</text:span></text:p>
      <text:p text:style-name="Console"><text:span text:style-name="T128">from</text:span><text:span text:style-name="T16"> selenium.webdriver.common.by </text:span><text:span text:style-name="T128">import</text:span><text:span text:style-name="T16"> By</text:span></text:p>
      <text:p text:style-name="Console"><text:span text:style-name="T128">from</text:span><text:span text:style-name="T16"> selenium.webdriver.support.ui </text:span><text:span text:style-name="T128">import</text:span><text:span text:style-name="T16"> WebDriverWait</text:span></text:p>
      <text:p text:style-name="Console"><text:span text:style-name="T128">from</text:span><text:span text:style-name="T16"> selenium.webdriver.support </text:span><text:span text:style-name="T128">import</text:span><text:span text:style-name="T16"> expected_conditions </text:span><text:span text:style-name="T128">as</text:span><text:span text:style-name="T16"> EC</text:span></text:p>
      <text:p text:style-name="Console"/>
      <text:p text:style-name="Console"><text:span text:style-name="T16">ZIP_CODE = </text:span><text:span text:style-name="T129">"22030"</text:span></text:p>
      <text:p text:style-name="Console"/>
      <text:p text:style-name="P68">#Define the browser</text:p>
      <text:p text:style-name="Console">driver = webdriver.Chrome()</text:p>
      <text:p text:style-name="Console"/>
      <text:p text:style-name="P68">#Implicit wait</text:p>
      <text:p text:style-name="Console"><text:span text:style-name="T16">driver.implicitly_wait(</text:span><text:span text:style-name="T134">10</text:span><text:span text:style-name="T16">)<text:tab/></text:span><text:span text:style-name="T131">#seconds</text:span></text:p>
      <text:p text:style-name="Console"/>
      <text:p text:style-name="P68">#Get to the page</text:p>
      <text:p text:style-name="Console"><text:span text:style-name="T16">driver.get(</text:span><text:span text:style-name="T129">"http://geico.com"</text:span><text:span text:style-name="T16">)</text:span></text:p>
      <text:p text:style-name="Console"/>
      <text:p text:style-name="P68">#Maximize window</text:p>
      <text:p text:style-name="Console">driver.maximize_window()</text:p>
      <text:p text:style-name="Console"/>
      <text:p text:style-name="P68">#Find element by <text:span text:style-name="T135">xpath</text:span></text:p>
      <text:p text:style-name="Console"><text:span text:style-name="T16">elem_field = driver.find_element_by_xpath(</text:span><text:span text:style-name="T129">"//form[@id='quoteForm']/p/input"</text:span><text:span text:style-name="T16">)</text:span></text:p>
      <text:p text:style-name="Console"/>
      <text:p text:style-name="P68">#Clear the field</text:p>
      <text:p text:style-name="Console">elem_field.clear()</text:p>
      <text:p text:style-name="Console"/>
      <text:p text:style-name="P68">#Fill out a field with string</text:p>
      <text:p text:style-name="Console">elem_field.send_keys(ZIP_CODE)</text:p>
      <text:p text:style-name="Console"/>
      <text:p text:style-name="P68">#Find element by id</text:p>
      <text:p text:style-name="Console"><text:span text:style-name="T16">elem_button = driver.find_element_by_id(</text:span><text:span text:style-name="T129">"submitButton"</text:span><text:span text:style-name="T16">)</text:span></text:p>
      <text:p text:style-name="Console"/>
      <text:p text:style-name="P68">#Click on a button</text:p>
      <text:p text:style-name="Console">elem_button.click()</text:p>
      <text:p text:style-name="Console"/>
      <text:p text:style-name="Console"><text:span text:style-name="T133">#Explicit wait to find an elemen</text:span>t</text:p>
      <text:p text:style-name="Console"><text:span text:style-name="T16">wait = WebDriverWait(driver, </text:span><text:span text:style-name="T134">20</text:span><text:span text:style-name="T16">)<text:tab/></text:span><text:span text:style-name="T131">#20s</text:span></text:p>
      <text:p text:style-name="Console"><text:span text:style-name="T16">elem_field = wait.until( EC.visibility_of_element_located((By.ID, </text:span><text:span text:style-name="T129">'</text:span><text:span text:style-name="T130">zip</text:span><text:span text:style-name="T129">'</text:span><text:span text:style-name="T16">)))</text:span></text:p>
      <text:p text:style-name="Console"/>
      <text:p text:style-name="P68">#Gain value from Text</text:p>
      <text:p text:style-name="Console"><text:span text:style-name="T16">zip_value=elem_field.get_attribute(</text:span><text:span text:style-name="T129">"value"</text:span><text:span text:style-name="T16">)</text:span></text:p>
      <text:p text:style-name="Console"><text:span text:style-name="T128">assert</text:span><text:span text:style-name="T16"> ZIP_CODE </text:span><text:span text:style-name="T128">in</text:span><text:span text:style-name="T16"> zip_value</text:span></text:p>
      <text:p text:style-name="Console"/>
      <text:p text:style-name="P68">#Gain value which is not readable by get_attribute("value") - javaScript</text:p>
      <text:p text:style-name="Console"><text:span text:style-name="T16">elem_field = driver.find_element_by_xpath(</text:span><text:span text:style-name="T129">"//input[@id='cityState']"</text:span><text:span text:style-name="T16">)</text:span></text:p>
      <text:p text:style-name="Console"><text:span text:style-name="T16">elem_value = driver.execute_script(</text:span><text:span text:style-name="T129">"return arguments[0].value"</text:span><text:span text:style-name="T16">, elem_field)</text:span></text:p>
      <text:p text:style-name="Console"><text:span text:style-name="T128">assert</text:span><text:span text:style-name="T16"> elem_value == </text:span><text:span text:style-name="T129">"</text:span><text:span text:style-name="T130">Fairfax</text:span><text:span text:style-name="T129">, VA"</text:span><text:span text:style-name="T16">, </text:span><text:span text:style-name="T129">"Wrong value </text:span><text:span text:style-name="T130">int</text:span><text:span text:style-name="T129"> 'cityState' field: "</text:span><text:span text:style-name="T16"> + elem_value</text:span></text:p>
      <text:p text:style-name="Console"/>
      <text:p text:style-name="Console"><text:span text:style-name="T131">#Find the element using </text:span><text:span text:style-name="T132">css</text:span></text:p>
      <text:p text:style-name="Console"><text:span text:style-name="T16">elem_button=driver.find_element_by_css_selector(</text:span><text:span text:style-name="T129">"#btnSubmit"</text:span><text:span text:style-name="T16">)</text:span></text:p>
      <text:p text:style-name="Console"/>
      <text:p text:style-name="P68">#Click on a button which is not possible with click() - javaScript</text:p>
      <text:p text:style-name="Console"><text:span text:style-name="T16">driver.execute_script(</text:span><text:span text:style-name="T129">"arguments[0].click()"</text:span><text:span text:style-name="T16">, elem_button)</text:span></text:p>
      <text:p text:style-name="Console"/>
      <text:p text:style-name="P68">#Closes the browser</text:p>
      <text:p text:style-name="Console">driver.close()<text:span text:style-name="T16"> 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Monospace1" svg:font-family="Monospace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3402in" fo:margin-right="0in" fo:margin-top="0in" fo:margin-bottom="0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134in" fo:margin-bottom="0.2618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2-15T01:36:59.776919892</dc:date>
    <meta:editing-duration>P19DT21H7M16S</meta:editing-duration>
    <meta:editing-cycles>1738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152" meta:character-count="1509" meta:non-whitespace-character-count="1389"/>
  </office:meta>
</office:document-meta>
</file>